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measure" style:list-style-name="L1">
      <style:graphic-properties draw:textarea-horizontal-align="center" draw:textarea-vertical-align="middle" draw:line-distance="1.705cm"/>
    </style:style>
    <style:style style:name="gr5" style:family="graphic" style:parent-style-name="standard">
      <style:graphic-properties draw:fill="solid" draw:fill-color="#6666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445cm" svg:height="1.27cm" svg:x="2.27cm" svg:y="4.81cm">
          <text:p/>
        </draw:rect>
        <draw:frame draw:style-name="gr2" draw:layer="layout" svg:width="4.443cm" svg:height="0.962cm" svg:x="2.372cm" svg:y="3.313cm">
          <draw:text-box>
            <text:p>universal boot</text:p>
          </draw:text-box>
        </draw:frame>
        <draw:rect draw:style-name="gr1" draw:text-style-name="P1" draw:layer="layout" svg:width="4.445cm" svg:height="1.27cm" svg:x="7.985cm" svg:y="4.81cm">
          <text:p/>
        </draw:rect>
        <draw:frame draw:style-name="gr2" draw:text-style-name="P1" draw:layer="layout" svg:width="3.707cm" svg:height="1.673cm" svg:x="8.32cm" svg:y="2.837cm">
          <draw:text-box>
            <text:p text:style-name="P1">system </text:p>
            <text:p text:style-name="P1">synthesizer</text:p>
          </draw:text-box>
        </draw:frame>
        <draw:line draw:style-name="gr3" draw:text-style-name="P1" draw:layer="layout" svg:x1="6.715cm" svg:y1="5.445cm" svg:x2="7.985cm" svg:y2="5.445cm">
          <text:p/>
        </draw:line>
        <draw:frame draw:style-name="gr2" draw:text-style-name="P1" draw:layer="layout" svg:width="5.328cm" svg:height="1.673cm" svg:x="13.3cm" svg:y="2.805cm">
          <draw:text-box>
            <text:p text:style-name="P1">final</text:p>
            <text:p text:style-name="P1">operating system</text:p>
          </draw:text-box>
        </draw:frame>
        <draw:measure draw:style-name="gr4" draw:text-style-name="P3" draw:layer="measurelines" svg:x1="12.43cm" svg:y1="6.08cm" svg:x2="2.27cm" svg:y2="6.08cm">
          <text:p text:style-name="P2"><text:span text:style-name="T1">architecture independent</text:span></text:p>
        </draw:measure>
        <draw:rect draw:style-name="gr5" draw:text-style-name="P1" draw:layer="layout" svg:width="4.445cm" svg:height="1.27cm" svg:x="13.7cm" svg:y="4.81cm">
          <text:p/>
        </draw:rect>
        <draw:line draw:style-name="gr3" draw:text-style-name="P1" draw:layer="layout" svg:x1="12.43cm" svg:y1="5.445cm" svg:x2="13.7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8T22:52:37</meta:creation-date>
    <dc:date>2011-03-28T22:56:44</dc:date>
    <meta:editing-duration>PT00H00M54S</meta:editing-duration>
    <meta:editing-cycles>2</meta:editing-cycles>
    <meta:generator>OpenOffice.org/3.2$Unix OpenOffice.org_project/320m18$Build-9502</meta:generator>
    <meta:document-statistic meta:object-count="9"/>
  </office:meta>
</office:document-meta>
</file>